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BE0CC633.png"/>
  <manifest:file-entry manifest:media-type="image/png" manifest:full-path="Pictures/100002010000008000000080D041F468.png"/>
  <manifest:file-entry manifest:media-type="image/png" manifest:full-path="Pictures/10000201000000C8000000C825F5B142.png"/>
  <manifest:file-entry manifest:media-type="image/png" manifest:full-path="Pictures/10000201000000C8000000C83ED1A6C3.png"/>
  <manifest:file-entry manifest:media-type="image/png" manifest:full-path="Pictures/100002010000008000000080B95EFA36.png"/>
  <manifest:file-entry manifest:media-type="image/png" manifest:full-path="Pictures/1000020100000080000000803FBD88CD.png"/>
  <manifest:file-entry manifest:media-type="image/png" manifest:full-path="Pictures/100002010000008000000080F7C97DAF.png"/>
  <manifest:file-entry manifest:media-type="image/png" manifest:full-path="Pictures/100002010000008000000080121BE664.png"/>
  <manifest:file-entry manifest:media-type="image/png" manifest:full-path="Pictures/10000201000000800000008085EE8A97.png"/>
  <manifest:file-entry manifest:media-type="image/png" manifest:full-path="Pictures/1000020100000080000000809709FD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az1" text:anchor-type="paragraph" svg:x="7.878cm" svg:y="1.563cm" svg:width="3.387cm" svg:height="3.387cm" draw:z-index="0"><draw:image xlink:href="Pictures/1000020100000080000000809709FD76.png" xlink:type="simple" xlink:show="embed" xlink:actuate="onLoad"/></draw:frame><draw:frame draw:style-name="fr1" draw:name="Obraz2" text:anchor-type="paragraph" svg:x="7.878cm" svg:y="4.948cm" svg:width="3.387cm" svg:height="3.387cm" draw:z-index="1"><draw:image xlink:href="Pictures/100002010000008000000080121BE664.png" xlink:type="simple" xlink:show="embed" xlink:actuate="onLoad"/></draw:frame><draw:frame draw:style-name="fr1" draw:name="Obraz5" text:anchor-type="paragraph" svg:x="4.489cm" svg:y="8.333cm" svg:width="3.39cm" svg:height="3.39cm" draw:z-index="2"><draw:image xlink:href="Pictures/10000201000000C8000000C83ED1A6C3.png" xlink:type="simple" xlink:show="embed" xlink:actuate="onLoad"/></draw:frame><draw:frame draw:style-name="fr1" draw:name="Obraz6" text:anchor-type="paragraph" svg:x="4.489cm" svg:y="11.714cm" svg:width="3.39cm" svg:height="3.39cm" draw:z-index="3"><draw:image xlink:href="Pictures/10000201000000C8000000C825F5B142.png" xlink:type="simple" xlink:show="embed" xlink:actuate="onLoad"/></draw:frame><draw:frame draw:style-name="fr1" draw:name="Obraz7" text:anchor-type="paragraph" svg:x="7.878cm" svg:y="8.333cm" svg:width="3.387cm" svg:height="3.387cm" draw:z-index="4"><draw:image xlink:href="Pictures/100002010000008000000080D041F468.png" xlink:type="simple" xlink:show="embed" xlink:actuate="onLoad"/></draw:frame><draw:frame draw:style-name="fr1" draw:name="Obraz8" text:anchor-type="paragraph" svg:x="7.878cm" svg:y="11.718cm" svg:width="3.387cm" svg:height="3.387cm" draw:z-index="5"><draw:image xlink:href="Pictures/1000020100000080000000803FBD88CD.png" xlink:type="simple" xlink:show="embed" xlink:actuate="onLoad"/></draw:frame><draw:frame draw:style-name="fr1" draw:name="Obraz9" text:anchor-type="paragraph" svg:x="11.262cm" svg:y="8.333cm" svg:width="3.387cm" svg:height="3.387cm" draw:z-index="6"><draw:image xlink:href="Pictures/100002010000008000000080BE0CC633.png" xlink:type="simple" xlink:show="embed" xlink:actuate="onLoad"/></draw:frame><draw:frame draw:style-name="fr1" draw:name="Obraz10" text:anchor-type="paragraph" svg:x="11.262cm" svg:y="11.718cm" svg:width="3.387cm" svg:height="3.387cm" draw:z-index="7"><draw:image xlink:href="Pictures/10000201000000800000008085EE8A97.png" xlink:type="simple" xlink:show="embed" xlink:actuate="onLoad"/></draw:frame><draw:frame draw:style-name="fr1" draw:name="Obraz11" text:anchor-type="paragraph" svg:x="11.262cm" svg:y="1.563cm" svg:width="3.387cm" svg:height="3.387cm" draw:z-index="8"><draw:image xlink:href="Pictures/100002010000008000000080B95EFA36.png" xlink:type="simple" xlink:show="embed" xlink:actuate="onLoad"/></draw:frame><draw:frame draw:style-name="fr1" draw:name="Obraz12" text:anchor-type="paragraph" svg:x="11.262cm" svg:y="4.948cm" svg:width="3.387cm" svg:height="3.387cm" draw:z-index="9"><draw:image xlink:href="Pictures/100002010000008000000080F7C97DA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22T22:35:38.50</dc:date>
    <meta:editing-duration>PT12M23S</meta:editing-duration>
    <meta:editing-cycles>4</meta:editing-cycles>
    <meta:generator>OpenOffice/4.1.2$Win32 OpenOffice.org_project/412m3$Build-9782</meta:generator>
    <meta:document-statistic meta:table-count="0" meta:image-count="10" meta:object-count="0" meta:page-count="1" meta:paragraph-count="0" meta:word-count="0" meta:character-count="0"/>
    <dc:creator>Administrator Wszechswiata</dc:creator>
  </office:meta>
</office:document-meta>
</file>